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quette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ssi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ger la place du bouton ajouter un liv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ML/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nus:taille des listes, affichage des listes (scroll bar/CSS)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office:value-type="string" calcext:value-type="string">
            <text:p>Jules(toutane)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 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atage du code, refactor, java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acement des champs à la création d’un empru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wer poi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s livres empruntés apparaissent en gri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jeu de données tes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ossier 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45min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-aid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1:37:20.62666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5T11:40:36.796585443</dc:date>
    <meta:editing-duration>PT4H5M53S</meta:editing-duration>
    <meta:editing-cycles>100</meta:editing-cycles>
    <meta:generator>LibreOffice/7.0.4.2$Linux_X86_64 LibreOffice_project/00$Build-2</meta:generator>
    <meta:document-statistic meta:table-count="1" meta:cell-count="260" meta:object-count="0"/>
  </office:meta>
</office:document-meta>
</file>